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22 Constructivist Block" svg:font-family="'P22 Constructivist Block'" style:font-family-generic="modern" style:font-pitch="variable"/>
  </office:font-face-decls>
  <office:automatic-styles>
    <style:style style:name="P1" style:family="paragraph" style:parent-style-name="Standard">
      <style:text-properties style:font-name="P22 Constructivist Block" fo:font-size="75pt" officeooo:rsid="000f6bec" officeooo:paragraph-rsid="000f6bec" style:font-size-asian="75pt" style:font-size-complex="75pt"/>
    </style:style>
    <style:style style:name="P2" style:family="paragraph" style:parent-style-name="Standard">
      <style:text-properties style:font-name="P22 Constructivist Block" fo:font-size="63pt" officeooo:paragraph-rsid="000f6bec" style:font-size-asian="63pt" style:font-size-complex="63pt"/>
    </style:style>
    <style:style style:name="P3" style:family="paragraph" style:parent-style-name="Standard">
      <style:text-properties style:font-name="P22 Constructivist Block" fo:font-size="87pt" officeooo:paragraph-rsid="000f6bec" style:font-size-asian="87pt" style:font-size-complex="87pt"/>
    </style:style>
    <style:style style:name="P4" style:family="paragraph" style:parent-style-name="Standard">
      <style:text-properties style:font-name="P22 Constructivist Block" fo:font-size="76pt" officeooo:paragraph-rsid="000f6bec" style:font-size-asian="76pt" style:font-size-complex="76pt"/>
    </style:style>
    <style:style style:name="T1" style:family="text">
      <style:text-properties officeooo:rsid="001285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span text:style-name="T1">vamos</text:span> codar</text:p>
      <text:p text:style-name="P3">um mundo</text:p>
      <text:p text:style-name="P4">mais just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22 Constructivist Block" svg:font-family="'P22 Constructivist Block'" style:font-family-generic="moder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8T21:45:38.324661700</meta:creation-date>
    <dc:date>2025-10-08T23:32:12.000406000</dc:date>
    <meta:editing-duration>PT13M40S</meta:editing-duration>
    <meta:editing-cycles>2</meta:editing-cycles>
    <meta:generator>LibreOffice/25.8.1.1$Windows_X86_64 LibreOffice_project/54047653041915e595ad4e45cccea684809c77b5</meta:generator>
    <meta:document-statistic meta:table-count="0" meta:image-count="0" meta:object-count="0" meta:page-count="1" meta:paragraph-count="3" meta:word-count="6" meta:character-count="29" meta:non-whitespace-character-count="26"/>
  </office:meta>
</office:document-meta>
</file>